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c270" officeooo:paragraph-rsid="0017c270" style:font-size-asian="15pt" style:font-size-complex="15pt"/>
    </style:style>
    <style:style style:name="P2" style:family="paragraph" style:parent-style-name="Standard">
      <style:text-properties officeooo:paragraph-rsid="0017c270"/>
    </style:style>
    <style:style style:name="P3" style:family="paragraph" style:parent-style-name="Standard">
      <style:text-properties fo:font-size="18pt" officeooo:rsid="0017c270" officeooo:paragraph-rsid="0017c270" style:font-size-asian="18pt" style:font-size-complex="18pt"/>
    </style:style>
    <style:style style:name="P4" style:family="paragraph" style:parent-style-name="Standard">
      <style:text-properties fo:font-size="18pt" officeooo:rsid="001a1aa1" officeooo:paragraph-rsid="001a1aa1" style:font-size-asian="18pt" style:font-size-complex="18pt"/>
    </style:style>
    <style:style style:name="P5" style:family="paragraph" style:parent-style-name="Standard">
      <style:text-properties style:font-name="Kinnari" fo:font-size="18pt" officeooo:rsid="0019300a" officeooo:paragraph-rsid="0019300a" style:font-size-asian="18pt" style:font-size-complex="18pt"/>
    </style:style>
    <style:style style:name="P6" style:family="paragraph" style:parent-style-name="Standard">
      <style:text-properties style:font-name="Noto Sans CJK JP Bold" fo:font-size="20pt" officeooo:rsid="0019300a" officeooo:paragraph-rsid="0019300a" style:font-size-asian="20pt" style:font-size-complex="20pt"/>
    </style:style>
    <style:style style:name="P7" style:family="paragraph" style:parent-style-name="Standard">
      <style:text-properties style:font-name="Noto Sans CJK JP Bold" fo:font-size="20pt" style:text-underline-style="solid" style:text-underline-width="auto" style:text-underline-color="font-color" officeooo:rsid="0019300a" officeooo:paragraph-rsid="0019300a" style:font-size-asian="20pt" style:font-size-complex="20pt"/>
    </style:style>
    <style:style style:name="P8" style:family="paragraph" style:parent-style-name="Standard">
      <style:text-properties fo:font-size="16pt" officeooo:rsid="001a1aa1" officeooo:paragraph-rsid="001a1aa1" style:font-size-asian="16pt" style:font-size-complex="16pt"/>
    </style:style>
    <style:style style:name="P9" style:family="paragraph" style:parent-style-name="Standard">
      <style:text-properties officeooo:paragraph-rsid="001a1aa1"/>
    </style:style>
    <style:style style:name="P10" style:family="paragraph" style:parent-style-name="Standard">
      <style:text-properties fo:font-size="20pt" officeooo:rsid="001ce3dd" officeooo:paragraph-rsid="001ce3dd" style:font-size-asian="20pt" style:font-size-complex="20pt"/>
    </style:style>
    <style:style style:name="P11" style:family="paragraph" style:parent-style-name="Standard">
      <style:text-properties fo:font-size="13pt" officeooo:rsid="001ce3dd" officeooo:paragraph-rsid="001ce3dd" style:font-size-asian="13pt" style:font-size-complex="13pt"/>
    </style:style>
    <style:style style:name="T1" style:family="text">
      <style:text-properties officeooo:rsid="0019300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ae67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2"/>CHANDU .L Y</text:p>
      <text:p text:style-name="P5"><text:s text:c="53"/>ECE <text:s/>( CL2 )</text:p>
      <text:p text:style-name="P5"><text:s text:c="50"/><text:span text:style-name="T3">CODE=4BCS105</text:span></text:p>
      <text:p text:style-name="P6"><text:s text:c="25"/><text:span text:style-name="T2"><text:s/>CLASS <text:s/>PROGRAM = 4</text:span></text:p>
      <text:p text:style-name="P7"/>
      <text:p text:style-name="P3">P<text:span text:style-name="T1">ROGRAM </text:span><text:s/>1:</text:p>
      <text:p text:style-name="Standard"/>
      <text:p text:style-name="Standard">#program to play snake and ladder</text:p>
      <text:p text:style-name="Standard">import random</text:p>
      <text:p text:style-name="Standard">count=0</text:p>
      <text:p text:style-name="Standard"/>
      <text:p text:style-name="Standard">def myroll():</text:p>
      <text:p text:style-name="Standard"><text:tab/>return random.randint(1,6)</text:p>
      <text:p text:style-name="Standard"/>
      <text:p text:style-name="Standard">while(count&lt;=100):</text:p>
      <text:p text:style-name="Standard"><text:tab/>n=input("press r to roll a dice:")</text:p>
      <text:p text:style-name="Standard"><text:tab/>if(n=='r'):</text:p>
      <text:p text:style-name="Standard"><text:tab/><text:tab/>r=myroll()</text:p>
      <text:p text:style-name="Standard"><text:tab/><text:tab/>count=count+r</text:p>
      <text:p text:style-name="Standard"><text:tab/><text:tab/>print("u got",r)</text:p>
      <text:p text:style-name="Standard"><text:tab/><text:tab/>print("new position is",count)</text:p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i got a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come down,bitten by snake")</text:p>
      <text:p text:style-name="Standard"><text:tab/><text:tab/>elif(count==13):</text:p>
      <text:p text:style-name="Standard"><text:tab/><text:tab/><text:tab/>count=34</text:p>
      <text:p text:style-name="Standard"><text:tab/><text:tab/><text:tab/>print("i got a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come down,bitten by snake")</text:p>
      <text:p text:style-name="Standard"><text:tab/><text:tab/>elif(count==38):</text:p>
      <text:p text:style-name="Standard"><text:tab/><text:tab/><text:tab/>count=9</text:p>
      <text:p text:style-name="Standard"><text:tab/><text:tab/><text:tab/>print("come down,bitten by snake")</text:p>
      <text:p text:style-name="Standard"><text:tab/><text:tab/>elif(count==40):</text:p>
      <text:p text:style-name="Standard"><text:tab/><text:tab/><text:tab/>count=68</text:p>
      <text:p text:style-name="Standard"><text:tab/><text:tab/><text:tab/>print("i got a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i got a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come down,bitten by snake")</text:p>
      <text:p text:style-name="Standard"><text:tab/><text:tab/>elif(count==76):</text:p>
      <text:p text:style-name="Standard"><text:tab/><text:tab/><text:tab/>count=97</text:p>
      <text:p text:style-name="Standard"><text:tab/><text:tab/><text:tab/>print("i got a ladder")</text:p>
      <text:p text:style-name="Standard"><text:soft-page-break/><text:tab/><text:tab/>elif(count==89):</text:p>
      <text:p text:style-name="Standard"><text:tab/><text:tab/><text:tab/>count=70</text:p>
      <text:p text:style-name="Standard"><text:tab/><text:tab/><text:tab/>print("come down,bitten by snake")</text:p>
      <text:p text:style-name="Standard"><text:tab/><text:tab/>elif(count==93):</text:p>
      <text:p text:style-name="Standard"><text:tab/><text:tab/><text:tab/>count=64</text:p>
      <text:p text:style-name="Standard"><text:tab/><text:tab/><text:tab/>print("come down,bitten by snake")</text:p>
      <text:p text:style-name="Standard"><text:tab/><text:tab/>elif(count&gt;100):</text:p>
      <text:p text:style-name="Standard"><text:tab/><text:tab/><text:tab/>count=count-r</text:p>
      <text:p text:style-name="Standard"><text:tab/><text:tab/><text:tab/>print("greater then 100 is not accepted")</text:p>
      <text:p text:style-name="Standard"><text:tab/><text:tab/>elif(count==100):</text:p>
      <text:p text:style-name="Standard"><text:tab/><text:tab/><text:tab/>print("you won the game")</text:p>
      <text:p text:style-name="Standard"><text:tab/><text:tab/><text:tab/>break</text:p>
      <text:p text:style-name="Standard"><text:s/></text:p>
      <text:p text:style-name="P1">OUTPUT:</text:p>
      <text:p text:style-name="P1"/>
      <text:p text:style-name="P2">press r to roll a dice:r</text:p>
      <text:p text:style-name="P2">u got 1</text:p>
      <text:p text:style-name="P2">new position is 1</text:p>
      <text:p text:style-name="P2">press r to roll a dice:r</text:p>
      <text:p text:style-name="P2">u got 2</text:p>
      <text:p text:style-name="P2">new position is 3</text:p>
      <text:p text:style-name="P2">press r to roll a dice:r</text:p>
      <text:p text:style-name="P2">u got 5</text:p>
      <text:p text:style-name="P2">new position is 8</text:p>
      <text:p text:style-name="P2">i got a ladder</text:p>
      <text:p text:style-name="P2">press r to roll a dice:r</text:p>
      <text:p text:style-name="P2">u got 4</text:p>
      <text:p text:style-name="P2">new position is 41</text:p>
      <text:p text:style-name="P2">press r to roll a dice:r</text:p>
      <text:p text:style-name="P2">u got 6</text:p>
      <text:p text:style-name="P2">new position is 47</text:p>
      <text:p text:style-name="P2">press r to roll a dice:r</text:p>
      <text:p text:style-name="P2">u got 4</text:p>
      <text:p text:style-name="P2">new position is 51</text:p>
      <text:p text:style-name="P2">press r to roll a dice:r</text:p>
      <text:p text:style-name="P2">u got 3</text:p>
      <text:p text:style-name="P2">new position is 54</text:p>
      <text:p text:style-name="P2">press r to roll a dice:r</text:p>
      <text:p text:style-name="P2">u got 3</text:p>
      <text:p text:style-name="P2">new position is 57</text:p>
      <text:p text:style-name="P2">press r to roll a dice:r</text:p>
      <text:p text:style-name="P2">u got 3</text:p>
      <text:p text:style-name="P2">new position is 60</text:p>
      <text:p text:style-name="P2">press r to roll a dice:r</text:p>
      <text:p text:style-name="P2">u got 6</text:p>
      <text:p text:style-name="P2">new position is 66</text:p>
      <text:p text:style-name="P2">press r to roll a dice:r</text:p>
      <text:p text:style-name="P2">u got 5</text:p>
      <text:p text:style-name="P2">new position is 71</text:p>
      <text:p text:style-name="P2">press r to roll a dice:r</text:p>
      <text:p text:style-name="P2">u got 3</text:p>
      <text:p text:style-name="P2">new position is 74</text:p>
      <text:p text:style-name="P2">press r to roll a dice:r</text:p>
      <text:p text:style-name="P2">u got 5</text:p>
      <text:p text:style-name="P2">new position is 79</text:p>
      <text:p text:style-name="P2">press r to roll a dice:r</text:p>
      <text:p text:style-name="P2"><text:soft-page-break/>u got 2</text:p>
      <text:p text:style-name="P2">new position is 81</text:p>
      <text:p text:style-name="P2">press r to roll a dice:r</text:p>
      <text:p text:style-name="P2">u got 1</text:p>
      <text:p text:style-name="P2">new position is 82</text:p>
      <text:p text:style-name="P2">press r to roll a dice:r</text:p>
      <text:p text:style-name="P2">u got 6</text:p>
      <text:p text:style-name="P2">new position is 88</text:p>
      <text:p text:style-name="P2">press r to roll a dice:r</text:p>
      <text:p text:style-name="P2">u got 3</text:p>
      <text:p text:style-name="P2">new position is 91</text:p>
      <text:p text:style-name="P2">press r to roll a dice:r</text:p>
      <text:p text:style-name="P2">u got 5</text:p>
      <text:p text:style-name="P2">new position is 96</text:p>
      <text:p text:style-name="P2">press r to roll a dice:r</text:p>
      <text:p text:style-name="P2">u got 4</text:p>
      <text:p text:style-name="P2">new position is 100</text:p>
      <text:p text:style-name="P2">you won the game</text:p>
      <text:p text:style-name="P9"><text:a xlink:type="simple" xlink:href="mailto:cl204@soetcse" text:style-name="Internet_20_link" text:visited-style-name="Visited_20_Internet_20_Link">cl204@soetcse</text:a>:~/chandu$</text:p>
      <text:p text:style-name="P9"/>
      <text:p text:style-name="P9"/>
      <text:p text:style-name="P4">PROGRAM <text:s/>2:</text:p>
      <text:p text:style-name="P9"><text:tab/><text:tab/><text:tab/></text:p>
      <text:p text:style-name="Standard">#use of dictionary</text:p>
      <text:p text:style-name="Standard">a={1:"hello",2:"how",3:"are","hi":"you"}</text:p>
      <text:p text:style-name="Standard">print(a)</text:p>
      <text:p text:style-name="Standard">print(a.keys())</text:p>
      <text:p text:style-name="Standard">print(a["hi"])</text:p>
      <text:p text:style-name="Standard"/>
      <text:p text:style-name="P8">OUTPUT:</text:p>
      <text:p text:style-name="P9"><text:tab/><text:tab/></text:p>
      <text:p text:style-name="P9">{1: 'hello', 2: 'how', 3: 'are', 'hi': 'you'}</text:p>
      <text:p text:style-name="Standard">dict_keys([1, 2, 3, 'hi'])</text:p>
      <text:p text:style-name="Standard">you</text:p>
      <text:p text:style-name="Standard"/>
      <text:p text:style-name="Standard"><text:s/></text:p>
      <text:p text:style-name="P10">PROGRAM <text:s text:c="2"/>3</text:p>
      <text:p text:style-name="P10"/>
      <text:p text:style-name="P10"><text:span text:style-name="T4">import random</text:span></text:p>
      <text:p text:style-name="P11">print("WELCOME TO LEGEND OF ALL GAMES,THE ROCK PAPER SCISSORS")</text:p>
      <text:p text:style-name="P11"/>
      <text:p text:style-name="P11">isWin = False</text:p>
      <text:p text:style-name="P11">PlayerInput=0</text:p>
      <text:p text:style-name="P11">while isWin == False:</text:p>
      <text:p text:style-name="P11"><text:s text:c="4"/>print("")</text:p>
      <text:p text:style-name="P11"><text:s text:c="4"/>print("Press 1 for Rock.")</text:p>
      <text:p text:style-name="P11"><text:s text:c="4"/>print("Press 2 for Paper.")</text:p>
      <text:p text:style-name="P11"><text:s text:c="4"/>print("Press 3 for Scissors.")</text:p>
      <text:p text:style-name="P11"/>
      <text:p text:style-name="P11"><text:s text:c="4"/>PlayerInput = int(input("What would you like to play?"))</text:p>
      <text:p text:style-name="P11"><text:s text:c="4"/>ComputerInput = random.randrange(1,3)</text:p>
      <text:p text:style-name="P11"/>
      <text:p text:style-name="P11"><text:s text:c="4"/>if (PlayerInput == 1) and (ComputerInput == 1):</text:p>
      <text:p text:style-name="P11"><text:soft-page-break/><text:s text:c="8"/>isWin = False</text:p>
      <text:p text:style-name="P11"><text:s text:c="8"/>print("It's a draw; you both played Rock!")</text:p>
      <text:p text:style-name="P11"><text:s text:c="8"/></text:p>
      <text:p text:style-name="P11"><text:s text:c="4"/>if (PlayerInput == 2) and (ComputerInput == 1):</text:p>
      <text:p text:style-name="P11"><text:s text:c="8"/>isWin == True</text:p>
      <text:p text:style-name="P11"><text:s text:c="8"/>print("You win, computer played Rock!")</text:p>
      <text:p text:style-name="P11"/>
      <text:p text:style-name="P11"><text:s text:c="4"/>if (PlayerInput == 3) and (ComputerInput == 1):</text:p>
      <text:p text:style-name="P11"><text:s text:c="8"/>isWin == True</text:p>
      <text:p text:style-name="P11"><text:s text:c="8"/>print("You lose, computer played Rock!")</text:p>
      <text:p text:style-name="P11"><text:s text:c="8"/></text:p>
      <text:p text:style-name="P11"><text:s text:c="4"/>if (PlayerInput == 1) and (ComputerInput == 2):</text:p>
      <text:p text:style-name="P11"><text:s text:c="8"/>isWin = True</text:p>
      <text:p text:style-name="P11"><text:s text:c="8"/>print("You lose, computer played Paper!")</text:p>
      <text:p text:style-name="P11"><text:s text:c="8"/></text:p>
      <text:p text:style-name="P11"><text:s text:c="4"/>if (PlayerInput == 2) and (ComputerInput == 2):</text:p>
      <text:p text:style-name="P11"><text:s text:c="8"/>isWin == False</text:p>
      <text:p text:style-name="P11"><text:s text:c="8"/>print("It's a draw; the computer played Paper!")</text:p>
      <text:p text:style-name="P11"/>
      <text:p text:style-name="P11"><text:s text:c="4"/>if (PlayerInput == 3) and (ComputerInput == 2):</text:p>
      <text:p text:style-name="P11"><text:s text:c="8"/>isWin == True</text:p>
      <text:p text:style-name="P11"><text:s text:c="8"/>print("You win, computer played Paper!")</text:p>
      <text:p text:style-name="P11"><text:s text:c="8"/></text:p>
      <text:p text:style-name="P11"><text:s text:c="4"/>if (PlayerInput == 1) and (ComputerInput == 3):</text:p>
      <text:p text:style-name="P11"><text:s text:c="8"/>isWin = True</text:p>
      <text:p text:style-name="P11"><text:s text:c="8"/>print("You win, computer played Scissors!")</text:p>
      <text:p text:style-name="P11"><text:s text:c="8"/></text:p>
      <text:p text:style-name="P11"><text:s text:c="4"/>if (PlayerInput == 2) and (ComputerInput == 3):</text:p>
      <text:p text:style-name="P11"><text:s text:c="8"/>isWin == True</text:p>
      <text:p text:style-name="P11"><text:s text:c="8"/>print("You lose, computer played Scissors!")</text:p>
      <text:p text:style-name="P11"/>
      <text:p text:style-name="P11"><text:s text:c="4"/>if (PlayerInput == 3) and (ComputerInput == 3):</text:p>
      <text:p text:style-name="P11"><text:s text:c="8"/>isWin == False</text:p>
      <text:p text:style-name="P11"><text:s text:c="8"/>print("It's a draw; computer played Scissors!")</text:p>
      <text:p text:style-name="P11"><text:s text:c="4"/>if (PlayerInput == 1) and (ComputerInput == 3):</text:p>
      <text:p text:style-name="P11"><text:s text:c="8"/>isWin = True</text:p>
      <text:p text:style-name="P11"><text:s text:c="8"/>print("You win, computer played Scissors!")</text:p>
      <text:p text:style-name="P11"><text:s text:c="8"/></text:p>
      <text:p text:style-name="P11"><text:s text:c="4"/>if (PlayerInput == 2) and (ComputerInput == 3):</text:p>
      <text:p text:style-name="P11"><text:s text:c="8"/>isWin == True</text:p>
      <text:p text:style-name="P11"><text:s text:c="8"/>print("You lose, computer played Scissors!")</text:p>
      <text:p text:style-name="P11"/>
      <text:p text:style-name="P11"><text:s text:c="4"/>if (PlayerInput == 3) and (ComputerInput == 3):</text:p>
      <text:p text:style-name="P11"><text:s text:c="8"/>isWin == False</text:p>
      <text:p text:style-name="P11"><text:s text:c="8"/>print("It's a draw; computer played Scissors!")</text:p>
      <text:p text:style-name="P11"/>
      <text:p text:style-name="P10">OUTPUT:</text:p>
      <text:p text:style-name="P10"/>
      <text:p text:style-name="P11">Press 1 for Rock.</text:p>
      <text:p text:style-name="P11">Press 2 for Paper.</text:p>
      <text:p text:style-name="P11">Press 3 for Scissors.</text:p>
      <text:p text:style-name="P11"><text:soft-page-break/>What would you like to play?3</text:p>
      <text:p text:style-name="P11">You lose, computer played Rock!</text:p>
      <text:p text:style-name="P11"/>
      <text:p text:style-name="P11">Press 1 for Rock.</text:p>
      <text:p text:style-name="P11">Press 2 for Paper.</text:p>
      <text:p text:style-name="P11">Press 3 for Scissors.</text:p>
      <text:p text:style-name="P11">What would you like to play?2</text:p>
      <text:p text:style-name="P11">You win, computer played Rock!</text:p>
      <text:p text:style-name="P11"/>
      <text:p text:style-name="P11">Press 1 for Rock.</text:p>
      <text:p text:style-name="P11">Press 2 for Paper.</text:p>
      <text:p text:style-name="P11">Press 3 for Scissors.</text:p>
      <text:p text:style-name="P11">What would you like to play?1</text:p>
      <text:p text:style-name="P11">It's a draw; you both played Rock!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34:41.844212472</meta:creation-date>
    <dc:date>2018-10-01T14:15:35.111738002</dc:date>
    <meta:editing-duration>PT34M59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5" meta:paragraph-count="201" meta:word-count="717" meta:character-count="4688" meta:non-whitespace-character-count="3541"/>
  </office:meta>
</office:document-meta>
</file>